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5.08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2a36366-7fff-58d1-5c60-8696c6e1f070"/>Una empresa vitivinícola lo contrata para realizar un software que controle sus líneas de vinos, las cuales son las siguientes : </text:p>
      <text:list xml:id="list1059959017" text:style-name="L3">
        <text:list-item>
          <text:p text:style-name="P10">de mesa : tiene un precio de 120 pesos por litro y está un año en barrica</text:p>
        </text:list-item>
        <text:list-item>
          <text:p text:style-name="P10">premium: tiene un precio de 200 pesos por litro y está 2 años en barrica</text:p>
        </text:list-item>
        <text:list-item>
          <text:p text:style-name="P10">especial: tiene un precio de 320 pesos por litro y está 2 años en barrica y 1 en botella. </text:p>
        </text:list-item>
      </text:list>
      <text:p text:style-name="P2">La empresa guarda la información de su producción en un archivo binario, con el siguiente formato: </text:p>
      <text:p text:style-name="Text_20_body"/>
      <text:p text:style-name="P2">nro : int</text:p>
      <text:p text:style-name="P2">Tipo : char //M(mesa), P (premium), E(especial)</text:p>
      <text:p text:style-name="P2">cantidad_litros: int</text:p>
      <text:p text:style-name="P2">anio_producción: int</text:p>
      <text:p text:style-name="Text_20_body"/>
      <text:list xml:id="list544255745" text:style-name="L4">
        <text:list-item>
          <text:p text:style-name="P11">(22) Realice el diseño que permita saber la cantidad de litros que se puede vender en un año determinado y el monto que obtendría si se venden todos los litros. </text:p>
        </text:list-item>
        <text:list-item>
          <text:p text:style-name="P11">(22) Realice el procedimiento que lea el archivo binario y escriba un archivo de texto con el siguiente formato para los años 2020, 2021, 2022, 2023 : </text:p>
        </text:list-item>
      </text:list>
      <text:p text:style-name="P14">Año….litros…... Monto</text:p>
      <text:list xml:id="list23398617" text:style-name="L5">
        <text:list-item>
          <text:p text:style-name="P12">(22) Realice funciones que permiten saber: </text:p>
          <text:list>
            <text:list-item>
              <text:p text:style-name="P12">Los 5 años que se produjeron más litros </text:p>
            </text:list-item>
            <text:list-item>
              <text:p text:style-name="P12">El año que se podrá vender más vino</text:p>
            </text:list-item>
            <text:list-item>
              <text:p text:style-name="P12">El año que se podrá obtener mayor monto de venta. </text:p>
            </text:list-item>
          </text:list>
        </text:list-item>
        <text:list-item>
          <text:p text:style-name="P12">(18) (no utilice STL) Programe una estructura template que represente una cola. Dicha estructura debe permitir:</text:p>
          <text:list>
            <text:list-item>
              <text:p text:style-name="P12">agregar un elemento, </text:p>
            </text:list-item>
            <text:list-item>
              <text:p text:style-name="P12">obtener un elemento.</text:p>
            </text:list-item>
          </text:list>
        </text:list-item>
        <text:list-item>
          <text:p text:style-name="P12">(16) Indique:</text:p>
          <text:list>
            <text:list-item>
              <text:p text:style-name="P13"> <text:span text:style-name="T1">¿por qué los template son importantes en un lenguaje de tipado estático?</text:span></text:p>
            </text:list-item>
            <text:list-item>
              <text:p text:style-name="P13"> <text:span text:style-name="T1">¿cómo implementa c++ el polimorfismo? </text:span></text:p>
            </text:list-item>
          </text:list>
        </text:list-item>
      </text:list>
      <text:p text:style-name="Text_20_body"/>
      <text:p text:style-name="P2">Libre: La empresa vitivinícola lo contrata nuevamente ya que formará una nueva línea de venta, dicha línea es un paquete que contiene los 3 tipos de vinos (M(mesa), P (premium) y E(especial)). Diseñe dicha solución y programe un método que permita saber cuántos paquetes se pueden vender en un año determinado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editing-cycles>3</meta:editing-cycles>
    <meta:creation-date>2008-08-22T11:41:04</meta:creation-date>
    <dc:date>2020-10-18T22:29:58.177282301</dc:date>
    <meta:editing-duration>PT2M42S</meta:editing-duration>
    <meta:document-statistic meta:table-count="0" meta:image-count="0" meta:object-count="0" meta:page-count="1" meta:paragraph-count="24" meta:word-count="300" meta:character-count="1675" meta:non-whitespace-character-count="1400"/>
  </office:meta>
</office:document-meta>
</file>